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/></text:p>
      <text:p text:style-name="Text_20_body"><text:span text:style-name="Strong_20_Emphasis">Finovia – Plataforma de Franquia Financeira Digital</text:span></text:p>
      <text:p text:style-name="Text_20_body">A <text:span text:style-name="Strong_20_Emphasis">Finovia</text:span> é uma plataforma criada para que <text:span text:style-name="Emphasis">personal bankers</text:span> possam operar sua própria <text:span text:style-name="Strong_20_Emphasis">franquia digital de serviços financeiros</text:span>, com marca e domínio próprios, oferecendo produtos a clientes de forma <text:span text:style-name="Strong_20_Emphasis">simples, segura e independente</text:span>.</text:p>
      <text:p text:style-name="Horizontal_20_Line"/>
      <text:h text:style-name="Heading_20_3" text:outline-level="3"><text:span text:style-name="Strong_20_Emphasis">Como funciona</text:span></text:h>
      <text:list xml:id="list3032327355" text:style-name="L1">
        <text:list-item>
          <text:p text:style-name="P1">Cada <text:span text:style-name="Emphasis">personal banker</text:span> possui um <text:span text:style-name="Strong_20_Emphasis">portal personalizado</text:span> (ex: <text:span text:style-name="Emphasis">finovia-fernanda.app</text:span>), com sua marca, logotipo e identidade visual.</text:p>
        </text:list-item>
        <text:list-item>
          <text:p text:style-name="P1">Nesse ambiente, é possível <text:span text:style-name="Strong_20_Emphasis">atender clientes</text:span>, cadastrar propostas, acompanhar <text:span text:style-name="Strong_20_Emphasis">cobranças, repasses e comissões</text:span> em tempo real.</text:p>
        </text:list-item>
        <text:list-item>
          <text:p text:style-name="P1">A <text:span text:style-name="Strong_20_Emphasis">Finovia atua como um gateway interno</text:span>, conectando cobranças, comissões e repasses — tudo de forma automática e transparente.</text:p>
        </text:list-item>
        <text:list-item>
          <text:p text:style-name="P1">Diferente de plataformas como a <text:span text:style-name="Strong_20_Emphasis">Franq.com.br</text:span>, a Finovia <text:span text:style-name="Strong_20_Emphasis">não atua como intermediária</text:span> dos fundos: os valores são <text:span text:style-name="Strong_20_Emphasis">liquidados diretamente via PSP regulado</text:span>, sem custódia pela plataforma.</text:p>
        </text:list-item>
        <text:list-item>
          <text:p text:style-name="P1">Isso garante que cada operação ocorra <text:span text:style-name="Strong_20_Emphasis">com rastreabilidade e auditoria</text:span>, mantendo a franquia sempre em conformidade (LGPD, PCI DSS).</text:p>
        </text:list-item>
        <text:list-item>
          <text:p text:style-name="P1">Um <text:span text:style-name="Strong_20_Emphasis">painel administrativo</text:span> consolida resultados, indicadores e receitas da franquia, facilitando o controle do negócio.</text:p>
        </text:list-item>
        <text:list-item>
          <text:p text:style-name="P1">Toda a trilha de eventos é <text:span text:style-name="Strong_20_Emphasis">auditada e registrada</text:span>, permitindo transparência total entre clientes, franqueados e instituições.</text:p>
        </text:list-item>
      </text:list>
      <text:p text:style-name="Horizontal_20_Line"/>
      <text:h text:style-name="Heading_20_3" text:outline-level="3"><text:span text:style-name="Strong_20_Emphasis">O que a plataforma entrega</text:span></text:h>
      <text:list xml:id="list1261818714" text:style-name="L2">
        <text:list-item>
          <text:p text:style-name="P2">Um <text:span text:style-name="Strong_20_Emphasis">ecossistema digital white-label</text:span> para operar produtos financeiros sob sua marca.</text:p>
        </text:list-item>
        <text:list-item>
          <text:p text:style-name="P2"><text:span text:style-name="Strong_20_Emphasis">Controle completo de comissões, receitas e repasses.</text:span></text:p>
        </text:list-item>
        <text:list-item>
          <text:p text:style-name="P2"><text:span text:style-name="Strong_20_Emphasis">Gateway interno</text:span> que gerencia cobranças e splits, com liquidação via parceiros financeiros.</text:p>
        </text:list-item>
        <text:list-item>
          <text:p text:style-name="P2"><text:span text:style-name="Strong_20_Emphasis">Autonomia e identidade própria</text:span>, sem depender de uma marca central como a Franq.com.br.</text:p>
        </text:list-item>
        <text:list-item>
          <text:p text:style-name="P2"><text:span text:style-name="Strong_20_Emphasis">Segurança e conformidade</text:span> garantidas por auditoria contínua e registros imutáveis.</text:p>
        </text:list-item>
        <text:list-item>
          <text:p text:style-name="P2"><text:span text:style-name="Strong_20_Emphasis">Transparência total</text:span>, com histórico acessível e validado.</text:p>
        </text:list-item>
      </text:list>
      <text:p text:style-name="Text_20_body"><text:span text:style-name="Strong_20_Emphasis"/></text:p>
      <text:p text:style-name="Text_20_body">Análise objetiva da proposta sobre Fernanda e o arquivo <text:span text:style-name="Emphasis">Finovia.odt</text:span>:</text:p>
      <text:p text:style-name="Text_20_body"><text:span text:style-name="Strong_20_Emphasis">1. Posição sugerida</text:span><text:line-break/>Transformar Fernanda em <text:span text:style-name="Strong_20_Emphasis">co-proprietária do agente Finovia dentro da plataforma EIAH </text:span><text:soft-page-break/><text:span text:style-name="Strong_20_Emphasis">Agentes IA</text:span> é coerente com o papel descrito: ela representa a franquia-mãe com experiência real em operações bancárias, o que dá legitimidade comercial e credibilidade institucional.</text:p>
      <text:p text:style-name="Text_20_body"><text:span text:style-name="Strong_20_Emphasis">2. Papel funcional</text:span><text:line-break/>Fernanda pode atuar em três camadas:</text:p>
      <text:list xml:id="list1043842503" text:style-name="L3">
        <text:list-item>
          <text:p text:style-name="P3"><text:span text:style-name="Strong_20_Emphasis">Gestora de franquias Finovia:</text:span> supervisiona personal bankers licenciados, políticas de marca e distribuição de royalties.</text:p>
        </text:list-item>
        <text:list-item>
          <text:p text:style-name="P3"><text:span text:style-name="Strong_20_Emphasis">Consultora estratégica:</text:span> define regras de negócio e produtos financeiros ofertados dentro da plataforma, com base em sua experiência no Santander.</text:p>
        </text:list-item>
        <text:list-item>
          <text:p text:style-name="P3"><text:span text:style-name="Strong_20_Emphasis">Parceira institucional:</text:span> representa a ponte entre a Finovia e potenciais instituições financeiras parceiras (bancos, PSPs, fintechs).</text:p>
        </text:list-item>
      </text:list>
      <text:p text:style-name="Text_20_body"><text:span text:style-name="Strong_20_Emphasis">3. Benefícios para o modelo</text:span></text:p>
      <text:list xml:id="list1563956908" text:style-name="L4">
        <text:list-item>
          <text:p text:style-name="P4"><text:span text:style-name="Strong_20_Emphasis">Credibilidade</text:span>: reforça a confiança para novos franqueados e parceiros institucionais.</text:p>
        </text:list-item>
        <text:list-item>
          <text:p text:style-name="P4"><text:span text:style-name="Strong_20_Emphasis">Know-how bancário</text:span>: agrega visão de risco, compliance e governança financeira.</text:p>
        </text:list-item>
        <text:list-item>
          <text:p text:style-name="P4"><text:span text:style-name="Strong_20_Emphasis">Expansão orgânica</text:span>: facilita captação de novos <text:span text:style-name="Emphasis">personal bankers</text:span> sob a bandeira Finovia.</text:p>
        </text:list-item>
        <text:list-item>
          <text:p text:style-name="P4"><text:span text:style-name="Strong_20_Emphasis">Governança compartilhada</text:span>: melhora o equilíbrio entre tecnologia (EIAH) e operação (Fernanda).</text:p>
        </text:list-item>
      </text:list>
      <text:p text:style-name="Text_20_body"><text:span text:style-name="Strong_20_Emphasis">4. Recomendações práticas</text:span></text:p>
      <text:list xml:id="list3421795843" text:style-name="L5">
        <text:list-item>
          <text:p text:style-name="P5">Formalizar Fernanda como <text:span text:style-name="Strong_20_Emphasis">co-proprietária do agente Finovia dentro da EIAH</text:span>, com participação de gestão e resultados.</text:p>
        </text:list-item>
        <text:list-item>
          <text:p text:style-name="P5">Criar um <text:span text:style-name="Strong_20_Emphasis">comitê consultivo Finovia</text:span>, no qual ela lidera a frente comercial e de relacionamento institucional.</text:p>
        </text:list-item>
        <text:list-item>
          <text:p text:style-name="P5">Estruturar um <text:span text:style-name="Strong_20_Emphasis">modelo de franquias assistidas</text:span>, onde Fernanda atua como mentora dos novos franqueados.</text:p>
        </text:list-item>
        <text:list-item>
          <text:p text:style-name="P5">Garantir que o <text:span text:style-name="Strong_20_Emphasis">contrato de co-gestão</text:span> especifique: responsabilidade de operação, divisão de receita, e direitos sobre marca e decisões estratégicas.</text:p>
        </text:list-item>
      </text:list>
      <text:p text:style-name="Text_20_body"><text:span text:style-name="Strong_20_Emphasis">5. Insight estratégico</text:span><text:line-break/>A Finovia pode se posicionar como a “<text:span text:style-name="Strong_20_Emphasis">Franq 2.0</text:span>”: um modelo onde o <text:span text:style-name="Emphasis">personal banker</text:span> não é apenas um usuário, mas um <text:span text:style-name="Strong_20_Emphasis">coproprietário da inteligência e da operação</text:span>, combinando tecnologia, experiência humana e confiança de mercad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1T08:45:44.411000000</meta:creation-date>
    <dc:date>2025-11-01T09:29:06.563000000</dc:date>
    <meta:editing-duration>PT19M45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34" meta:word-count="524" meta:character-count="3630" meta:non-whitespace-character-count="3162"/>
  </office:meta>
</office:document-meta>
</file>